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text-properties officeooo:rsid="000a473d" officeooo:paragraph-rsid="000a473d"/>
    </style:style>
    <style:style style:name="P2" style:family="paragraph" style:parent-style-name="Standard">
      <style:text-properties officeooo:rsid="000ab4ea" officeooo:paragraph-rsid="000ab4ea"/>
    </style:style>
    <style:style style:name="P3" style:family="paragraph" style:parent-style-name="Standard">
      <style:text-properties officeooo:rsid="000b3fa5" officeooo:paragraph-rsid="000b3fa5"/>
    </style:style>
    <style:style style:name="P4" style:family="paragraph" style:parent-style-name="Standard">
      <style:text-properties officeooo:rsid="000bd9a3" officeooo:paragraph-rsid="000bd9a3"/>
    </style:style>
    <style:style style:name="P5" style:family="paragraph" style:parent-style-name="Standard">
      <style:paragraph-properties style:writing-mode="lr-tb"/>
      <style:text-properties officeooo:rsid="000bd9a3" officeooo:paragraph-rsid="000bd9a3"/>
    </style:style>
    <style:style style:name="P6" style:family="paragraph" style:parent-style-name="Standard">
      <style:paragraph-properties style:writing-mode="lr-tb"/>
      <style:text-properties officeooo:rsid="000e2c62" officeooo:paragraph-rsid="000bd9a3"/>
    </style:style>
    <style:style style:name="P7" style:family="paragraph" style:parent-style-name="Text_20_BodyDefault_20_Paragraph_20_Style">
      <style:text-properties style:font-name="Liberation Mono"/>
    </style:style>
    <style:style style:name="P8" style:family="paragraph" style:parent-style-name="Standard">
      <style:text-properties officeooo:paragraph-rsid="001e01f0"/>
    </style:style>
    <style:style style:name="P9" style:family="paragraph" style:parent-style-name="Standard">
      <style:text-properties officeooo:rsid="001f90b5" officeooo:paragraph-rsid="001f90b5"/>
    </style:style>
    <style:style style:name="P10" style:family="paragraph" style:parent-style-name="Text_20_BodyDefault_20_Paragraph_20_Style">
      <style:text-properties officeooo:paragraph-rsid="0015f7b7"/>
    </style:style>
    <style:style style:name="P11" style:family="paragraph" style:parent-style-name="Text_20_BodyDefault_20_Paragraph_20_Style">
      <style:text-properties style:font-name="Liberation Mono"/>
    </style:style>
    <style:style style:name="P12" style:family="paragraph" style:parent-style-name="Text_20_BodyDefault_20_Paragraph_20_Style">
      <style:text-properties style:font-name="Liberation Mono" officeooo:paragraph-rsid="0015f7b7"/>
    </style:style>
    <style:style style:name="P13" style:family="paragraph" style:parent-style-name="Text_20_BodyDefault_20_Paragraph_20_Style">
      <style:text-properties style:font-name="Liberation Mono" officeooo:paragraph-rsid="00179cd7"/>
    </style:style>
    <style:style style:name="P14" style:family="paragraph" style:parent-style-name="Text_20_BodyDefault_20_Paragraph_20_Style">
      <style:text-properties style:font-name="Liberation Mono" officeooo:rsid="00197c98" officeooo:paragraph-rsid="00197c98"/>
    </style:style>
    <style:style style:name="P15" style:family="paragraph" style:parent-style-name="Text_20_BodyDefault_20_Paragraph_20_Style">
      <style:text-properties style:font-name="Liberation Mono" officeooo:paragraph-rsid="00197c98"/>
    </style:style>
    <style:style style:name="P16" style:family="paragraph" style:parent-style-name="Text_20_BodyDefault_20_Paragraph_20_Style">
      <style:text-properties fo:font-weight="bold" officeooo:paragraph-rsid="0015f7b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b4ea" style:font-weight-asian="bold" style:font-weight-complex="bold"/>
    </style:style>
    <style:style style:name="T3" style:family="text">
      <style:text-properties officeooo:rsid="000ab4ea"/>
    </style:style>
    <style:style style:name="T4" style:family="text">
      <style:text-properties officeooo:rsid="000e2c62"/>
    </style:style>
    <style:style style:name="T5" style:family="text">
      <style:text-properties style:font-name="Liberation Serif" officeooo:rsid="000e2c62"/>
    </style:style>
    <style:style style:name="T6" style:family="text">
      <style:text-properties style:font-name="Liberation Mono" officeooo:rsid="00101754"/>
    </style:style>
    <style:style style:name="T7" style:family="text">
      <style:text-properties officeooo:rsid="0015f7b7"/>
    </style:style>
    <style:style style:name="T8" style:family="text">
      <style:text-properties officeooo:rsid="001d6b07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1d6b07"/>
    </style:style>
    <style:style style:name="T11" style:family="text">
      <style:text-properties style:font-name="Liberation Serif" officeooo:rsid="001e0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MU Tasarım</text:span>ı<text:span text:style-name="T1">:</text:span></text:p>
      <text:p text:style-name="P1">BMU işlemin gerçekleştirdiği yazmaçları ve işlemi belirten BMU_opcode_i sinyallerini giriş olarak alır. Ve 32 bitlik çıkış verir. <text:line-break/><text:line-break/><text:span text:style-name="T1">C</text:span><text:span text:style-name="T2">LZ Komutun tasarım</text:span><text:span text:style-name="T3">ı:</text:span><text:line-break/>Bu komut priority encoderler kullanarak gerçekleştirildi. İlgili kaynak: <text:a xlink:type="simple" xlink:href="https://stackoverflow.com/questions/2368680/count-leading-zero-in-single-cycle-datapath" text:style-name="Internet_20_link" text:visited-style-name="Visited_20_Internet_20_Link">https://stackoverflow.com/questions/2368680/count-leading-zero-in-single-cycle-datapath</text:a></text:p>
      <text:p text:style-name="P1"/>
      <text:p text:style-name="P2"><text:span text:style-name="T1">CPOP komutun tasarımı</text:span>:<text:line-break/>CPOP komutunu gerçekleştirmek için doğrudan bitler toplandı. Birkaç yöntem karşılaştırılıp Güç-Hız-Alana göre performansları karşılaştırılıp nihai yöntem seçildi.</text:p>
      <text:p text:style-name="P2"/>
      <text:p text:style-name="P3">Diğer komutlarda özel bir yaklaşım olmadığı için bahsedilmemiştir.</text:p>
      <text:p text:style-name="P3"/>
      <text:p text:style-name="P4"><text:span text:style-name="T1">BMU’n Testi</text:span>:<text:line-break/></text:p>
      <text:p text:style-name="P5">Cocotb framework u kullanarak BMU yu birim olarak “exhaustive” test e tabi tutuldu ve pythonda komutu gerçekleştirip sonucu bizim BMU un elde ettiği sonuçla karşılaştırdık.</text:p>
      <text:p text:style-name="P6"/>
      <text:p text:style-name="P16"><text:span text:style-name="T4">BMU Optimizasyonları:</text:span></text:p>
      <text:p text:style-name="P10"><text:span text:style-name="T4"><text:tab/></text:span><text:span text:style-name="T7">Bazı komutlar sadece ön işleme sokulup ALU de gerçekleşebildiği içinb o yöntem tercih edildi. Bunları </text:span></text:p>
      <text:p text:style-name="P10"><text:span text:style-name="T7">RS2 nin değilini alıp ALU de işleme sokulan buyruklar:</text:span></text:p>
      <text:p text:style-name="P10"><text:span text:style-name="T5"><text:line-break/></text:span><text:span text:style-name="T6">andn rd,rs1,rs2</text:span></text:p>
      <text:p text:style-name="P12"><text:span text:style-name="T6">orn rd,rs1, rs2</text:span></text:p>
      <text:p text:style-name="P13">xnor rd,rs1,rs2</text:p>
      <text:p text:style-name="Standard">RS2 yi 1,2 veya 3 ile öteleyip ALU de toplama işlemi gören komutlar:</text:p>
      <text:p text:style-name="Standard"/>
      <text:p text:style-name="P15">sh1add rd, rs1, rs2</text:p>
      <text:p text:style-name="P15">sh2add rd, rs1, rs2</text:p>
      <text:p text:style-name="P14">sh3add rd,rs1, rs2</text:p>
      <text:p text:style-name="P8">sext.<text:span text:style-name="T8">h</text:span> rd, rs ve zext.h rd, rs <text:span text:style-name="T10">komutları 16 bitlik genişletme yaptığı için. Gelen komuta göre ya</text:span></text:p>
      <text:p text:style-name="P8"><text:span text:style-name="T10"><text:s/></text:span><text:span text:style-name="T11">rs[15] <text:s/>Bitine göre genişletme yapılır (sext.h) ya da doğrudan 0 ile genişletilir (zext.h). Aynı genişletme donanımı kullanılır.</text:span></text:p>
      <text:p text:style-name="P8"><text:span text:style-name="T11"/></text:p>
      <text:p text:style-name="P9"><text:span text:style-name="T11">C</text:span><text:span text:style-name="T9">LZ ve CTZ komutları için sadece CLZ hesaplanır. CTZ geldiği durumda giriş yazmacın tersi alınıp CLZ I hesaplanır. Aynı donanımı tekrar kullanmak için</text:span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xt_20_BodyDefault_20_Paragraph_20_Style" style:display-name="Text BodyDefault Paragraph Style" style:family="paragraph" style:paren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8T01:15:05.859303340</meta:creation-date>
    <dc:date>2024-04-08T15:06:33.845761947</dc:date>
    <meta:editing-duration>PT1H5M47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00" meta:character-count="1486" meta:non-whitespace-character-count="1297"/>
  </office:meta>
</office:document-meta>
</file>